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fo:font-weight="bold" officeooo:rsid="0027c70d" officeooo:paragraph-rsid="000a688d" style:font-weight-asian="bold" style:font-weight-complex="bold"/>
    </style:style>
    <style:style style:name="P2" style:family="paragraph" style:parent-style-name="Text_20_body">
      <style:text-properties officeooo:rsid="0074bd46" officeooo:paragraph-rsid="0074bd46"/>
    </style:style>
    <style:style style:name="P3" style:family="paragraph" style:parent-style-name="Text_20_body">
      <style:text-properties officeooo:rsid="007ba4e6" officeooo:paragraph-rsid="007ba4e6"/>
    </style:style>
    <style:style style:name="P4" style:family="paragraph" style:parent-style-name="Text_20_body">
      <style:text-properties officeooo:rsid="007d8162" officeooo:paragraph-rsid="007d8162"/>
    </style:style>
    <style:style style:name="P5" style:family="paragraph" style:parent-style-name="Text_20_body">
      <style:text-properties officeooo:rsid="007d8162" officeooo:paragraph-rsid="0081e7fb"/>
    </style:style>
    <style:style style:name="P6" style:family="paragraph" style:parent-style-name="Text_20_body" style:list-style-name="L1">
      <style:text-properties officeooo:rsid="0074bd46" officeooo:paragraph-rsid="0074bd46"/>
    </style:style>
    <style:style style:name="P7" style:family="paragraph" style:parent-style-name="Text_20_body" style:list-style-name="L2">
      <style:text-properties officeooo:rsid="00751cab" officeooo:paragraph-rsid="0076d266"/>
    </style:style>
    <style:style style:name="P8" style:family="paragraph" style:parent-style-name="Text_20_body" style:list-style-name="L2">
      <style:text-properties officeooo:rsid="007ba4e6" officeooo:paragraph-rsid="007ba4e6"/>
    </style:style>
    <style:style style:name="P9" style:family="paragraph" style:parent-style-name="Text_20_body">
      <style:text-properties officeooo:rsid="007d8162" officeooo:paragraph-rsid="0083c559"/>
    </style:style>
    <style:style style:name="P10" style:family="paragraph" style:parent-style-name="Text_20_body">
      <style:text-properties officeooo:rsid="0083c559" officeooo:paragraph-rsid="0083c559"/>
    </style:style>
    <style:style style:name="P11" style:family="paragraph" style:parent-style-name="Heading_20_2">
      <style:text-properties officeooo:paragraph-rsid="00749e8f"/>
    </style:style>
    <style:style style:name="T1" style:family="text">
      <style:text-properties fo:color="#000000" fo:font-weight="bold" officeooo:rsid="00485b02" style:font-weight-asian="bold" style:font-weight-complex="bold"/>
    </style:style>
    <style:style style:name="T2" style:family="text">
      <style:text-properties fo:color="#000000" fo:font-weight="bold" officeooo:rsid="007454e2" style:font-weight-asian="bold" style:font-weight-complex="bold"/>
    </style:style>
    <style:style style:name="T3" style:family="text">
      <style:text-properties fo:font-weight="bold" style:font-weight-asian="bold" style:font-weight-complex="bold"/>
    </style:style>
    <style:style style:name="T4" style:family="text">
      <style:text-properties officeooo:rsid="00751cab"/>
    </style:style>
    <style:style style:name="T5" style:family="text">
      <style:text-properties officeooo:rsid="0076d266"/>
    </style:style>
    <style:style style:name="T6" style:family="text">
      <style:text-properties officeooo:rsid="007bf70b"/>
    </style:style>
    <style:style style:name="T7" style:family="text">
      <style:text-properties officeooo:rsid="007eddc7"/>
    </style:style>
    <style:style style:name="T8" style:family="text">
      <style:text-properties officeooo:rsid="008112d3"/>
    </style:style>
    <style:style style:name="T9" style:family="text">
      <style:text-properties officeooo:rsid="0081e7fb"/>
    </style:style>
    <style:style style:name="T10" style:family="text">
      <style:text-properties officeooo:rsid="0083c55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text:span text:style-name="T2">I</text:span><text:span text:style-name="T1">s It possible to link SO items with their respective bug items<text:line-break/>in bugzilla</text:span><text:span text:style-name="T3">?</text:span> </text:h>
      <text:p text:style-name="P1"/>
      <text:p text:style-name="P2">Obviously, to pair the items, algorithm need to understand the semantics of the bug and SO items to some extent. Typical approach to this is so called “Topic modeling”. Topic modeling is a machine learning and text analysis field which provides methods to organize, understand and summarize large collections of textual information. Among others, it helps in:</text:p>
      <text:list xml:id="list5890921405035880776" text:style-name="L1">
        <text:list-item>
          <text:p text:style-name="P6">discovering hidden topical patterns</text:p>
        </text:list-item>
        <text:list-item>
          <text:p text:style-name="P6">annotating documents according to these topics </text:p>
        </text:list-item>
        <text:list-item>
          <text:p text:style-name="P6">using these annotations to organize these <text:s/>texts.</text:p>
        </text:list-item>
      </text:list>
      <text:p text:style-name="P2">My use case is a combination of second and third mentioned bullet point. The problem here is that SO questions might be too short and too topic-specific to get reasonable output. Since output provided by topic modeling definitely won't be detailed enough to pair particular items, I came up with an alternative approach where I'd extract the nouns of both, SO questions and bug descriptions and look for similarities and percentual overlay of used words between items and bugs. Despite not being sure if such approach would bring better if any results, it is definitely interesting to give it a try. <text:span text:style-name="T4">After trying thos approach, I came to conclusion that this task will probably be much more difficult than I thought. After trying my naive nouns extraction approach, I've looked more into string similarity recognition and decided to try several approaches. It's important to note that not all of string similarity approaches are ideal for my use-case because many of them (Humming distance, edit distance) place importance on the position of words in the string whereas I'm more interested in the whole topic the string is about. Both approaches I tried have the same basic concept which is extracting words → stemming → creating bag of words:</text:span></text:p>
      <text:list xml:id="list4887261859981864879" text:style-name="L2">
        <text:list-item>
          <text:p text:style-name="P7">calculating cosine similarity of word vectors of 2 inputs <text:span text:style-name="T5">(https://blogs.oracle.com/meena/finding-similarity-between-text-documents)</text:span></text:p>
        </text:list-item>
        <text:list-item>
          <text:p text:style-name="P8">using gensim similarity module <text:span text:style-name="T6">and tf-idf model combination </text:span></text:p>
        </text:list-item>
      </text:list>
      <text:p text:style-name="P3"/>
      <text:p text:style-name="P4">Similarity between:</text:p>
      <text:p text:style-name="P5">Git bug description – Stack question with own issue link: <text:line-break/><text:tab/>Similarity average: 0.221568943711<text:line-break/><text:tab/><text:span text:style-name="T9">SimilarityAverage: 0.271614272963 ( with code snippets )</text:span><text:line-break/><text:tab/><text:span text:style-name="T7">Combinations:6865</text:span></text:p>
      <text:p text:style-name="P9">Git bug description – Stack question with own issue link: <text:line-break/><text:tab/><text:span text:style-name="T10">SimilarityAverage: 0.200944725843<text:line-break/><text:tab/>SimilarityAverage: 0.24322 ( with code snippets )<text:line-break/><text:tab/>combinations:148500</text:span></text:p>
      <text:p text:style-name="P9"/>
      <text:p text:style-name="P9"/>
      <text:p text:style-name="P10"><text:soft-page-break/>Stack question about own project issue – description of that issue:</text:p>
      <text:p text:style-name="P10"><text:tab/>SimilarityAverage: 0.29899<text:line-break/><text:tab/><text:span text:style-name="T9">SimilarityAverage: </text:span>0.346764506839<text:span text:style-name="T9"> ( with code snippe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00:00:16.717566904</dc:date>
    <meta:generator>LibreOffice/4.2.8.2$Linux_X86_64 LibreOffice_project/420m0$Build-2</meta:generator>
    <meta:editing-duration>P5DT18H7M44S</meta:editing-duration>
    <meta:editing-cycles>90</meta:editing-cycles>
    <meta:document-statistic meta:table-count="0" meta:image-count="0" meta:object-count="0" meta:page-count="2" meta:paragraph-count="13" meta:word-count="378" meta:character-count="2517" meta:non-whitespace-character-count="2140"/>
  </office:meta>
</office:document-meta>
</file>